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D00000438B48032CC764067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15e" officeooo:paragraph-rsid="001da15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PLES:<text:line-break/><text:line-break/><text:line-break/><draw:frame draw:style-name="fr1" draw:name="Image1" text:anchor-type="char" svg:width="6.6929in" svg:height="3.7701in" draw:z-index="0"><draw:image xlink:href="Pictures/100000010000077D00000438B48032CC764067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09:45:56.232007557</meta:creation-date>
    <dc:date>2024-05-08T09:46:30.361048369</dc:date>
    <meta:editing-duration>PT35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1" meta:word-count="1" meta:character-count="12" meta:non-whitespace-character-count="9"/>
  </office:meta>
</office:document-meta>
</file>